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serif" fo:font-size="14.25pt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1.25pt"/>
    </style:style>
    <style:style style:name="T4" style:family="text">
      <style:text-properties fo:font-size="14.2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 est l’effet du ratio taille fichier/taille cache (option -r ) pour les différents tests ?</text:p>
      <text:section text:style-name="Sect1" text:name="pageContainer19">
        <text:p text:style-name="P1"/>
        <text:p text:style-name="P1"/>
        <text:p text:style-name="P1"/>
        <text:p text:style-name="P1">Pourquoi le résultat du test 2 (avec les paramètres par défaut) donne-t-il toujours un taux de succès de 1 %, quelle que soit la stratégie ?</text:p>
        <text:p text:style-name="P1"/>
        <text:p text:style-name="P1"/>
        <text:p text:style-name="P1"/>
        <text:p text:style-name="P1">Quel est l’effet du ratio nombre de lectures/nombre d’écritures, utilisé dans les tests 3 à 5 (option -w) ? </text:p>
        <text:p text:style-name="P1"/>
        <text:p text:style-name="P1"/>
        <text:p text:style-name="P1"/>
      </text:section>
      <text:section text:style-name="Sect1" text:name="pageContainer20">
        <text:p text:style-name="P2">Quel est l’effet du nombre maximum d’itérations dans les tests 2 à 5 ? Souvenez-vous que le paramètre correspondant (option -l) sera multiplié par le nombre d’enregistrements du fichiers (30 000 par défaut) pour donner le nombre total d’itérations.</text:p>
        <text:p text:style-name="P2"/>
        <text:p text:style-name="P2"/>
        <text:p text:style-name="P2"/>
        <text:p text:style-name="P2">Le test 3 lit séquentiellement, à partir de l’enregistrement courant, un nombre (tiré au hasard entre 1 et N_Seq_Access) d’enregistrements. Quel est l’effet de ce paramètre N_Seq_Access (option -s ) ?</text:p>
        <text:p text:style-name="P2"/>
        <text:p text:style-name="P2"/>
        <text:p text:style-name="P2"/>
        <text:p text:style-name="P2">Quel est l’effet du nombre de Working Sets (option -W) dans les tests 4 et 5 ?</text:p>
        <text:p text:style-name="P2"/>
        <text:p text:style-name="P2"/>
        <text:p text:style-name="P2"/>
        <text:p text:style-name="P2">Les tests 4 et 5 utilisent une fenêtre de localité (option -L). Quel est l’effet de ce paramètre ? Pourquoi note-t-on un effondrement du taux de succès à partir d’une largeur de fenêtre de 300 (quand tous les autres paramètres ont leur valeur par défaut) ?</text:p>
        <text:p text:style-name="P2"/>
        <text:p text:style-name="P2"/>
        <text:p text:style-name="P2"/>
        <text:p text:style-name="P2">Enfin, pour approximer la notion de « récemment » dans la stratégie nur , on remet à 0 le bit de référence (R) tous les nderef accès. Quel est l’effet de ce paramètre qui correspond à l’option -d ? Le choix de la valeur par défaut (100) vous semble-t-il judicieux ?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09:07:01.712779017</meta:creation-date>
    <dc:date>2015-06-11T09:11:21.871458598</dc:date>
    <meta:editing-duration>P0D</meta:editing-duration>
    <meta:editing-cycles>1</meta:editing-cycles>
    <meta:document-statistic meta:table-count="0" meta:image-count="0" meta:object-count="0" meta:page-count="1" meta:paragraph-count="8" meta:word-count="245" meta:character-count="1389" meta:non-whitespace-character-count="1151"/>
    <meta:generator>LibreOffice/4.2.7.2$Linux_X86_64 LibreOffice_project/420m0$Build-2</meta:generator>
  </office:meta>
</office:document-meta>
</file>